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0547in"/>
    </style:style>
    <style:style style:name="co4" style:family="table-column">
      <style:table-column-properties fo:break-before="auto" style:column-width="5.7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AST UPDATED : 8-8-1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<text:a xlink:href="http://www.geeksforgeeks.org/archives/24604">Flattening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24498">Implement LRU Cache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22911">Rotate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22396">Find a triplet from three linked lists with sum equal to a given number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2615">XOR Linked List – A Memory Efficient Doubly Linked List | Set 2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8615">Union and Intersection of two Linked List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7629">In-place conversion of Sorted DLL to Balanced B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7063">Sorted Linked List to Balanced B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5663">Delete a given node in Linked List under given constraints</text:a></text:p>
          </table:table-cell>
          <table:table-cell office:value-type="string">
            <text:p>done</text:p>
          </table:table-cell>
          <table:table-cell office:value-type="string">
            <text:p>not a program.. just refer the page... it's almost same as delete a node from LL...</text:p>
          </table:table-cell>
        </table:table-row>
        <table:table-row table:style-name="ro2">
          <table:table-cell office:value-type="string">
            <text:p><text:a xlink:href="http://www.geeksforgeeks.org/archives/15678">How to write C functions that modify head pointer of a Linked List?</text:a></text:p>
          </table:table-cell>
          <table:table-cell office:value-type="string">
            <text:p>done</text:p>
          </table:table-cell>
          <table:table-cell office:value-type="string">
            <text:p>in doc</text:p>
          </table:table-cell>
        </table:table-row>
        <table:table-row table:style-name="ro2">
          <table:table-cell office:value-type="string">
            <text:p><text:a xlink:href="http://www.geeksforgeeks.org/archives/15194">Add two numbers represented by linked lists | Set 1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2367">XOR Linked List – A Memory Efficient Doubly Linked List | Set 1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2225">Detect and Remove Loop in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2000">Segregate even and odd nodes in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1604">Delete nodes which have a greater value on right side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1371">Reverse alternate K nodes in a Singly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0846">Sorted insert for circular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0245">Linked List vs Array</text:a></text:p>
          </table:table-cell>
          <table:table-cell office:value-type="string">
            <text:p>done</text:p>
          </table:table-cell>
          <table:table-cell office:value-type="string">
            <text:p>in doc</text:p>
          </table:table-cell>
        </table:table-row>
        <table:table-row table:style-name="ro2">
          <table:table-cell office:value-type="string">
            <text:p><text:a xlink:href="http://www.geeksforgeeks.org/archives/8014">Reverse a Linked List in groups of given size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7740">Merge Sort for Linked List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7834">Identical Linked List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3622">Merge two sorted linked list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7621">Alternating split of a given Singly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7443">Delete alternate nodes of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7488">Intersection of two Sorted Linked Lists</text:a></text:p>
          </table:table-cell>
          <table:table-cell office:value-type="string">
            <text:p>done</text:p>
          </table:table-cell>
          <table:table-cell office:value-type="string">
            <text:p>not a program... intersection and union has been done in another program.. </text:p>
          </table:table-cell>
        </table:table-row>
        <table:table-row table:style-name="ro2">
          <table:table-cell office:value-type="string">
            <text:p><text:a xlink:href="http://www.geeksforgeeks.org/archives/7293">Delete a node in a Doubly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7049">Pairwise swap elements of a given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6850">Move last element to front of a given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6803">Practice questions for Linked List and Recursion</text:a></text:p>
          </table:table-cell>
          <table:table-cell office:value-type="string">
            <text:p>done</text:p>
          </table:table-cell>
          <table:table-cell office:value-type="string">
            <text:p>2 questions on the web page.. not any program.. </text:p>
          </table:table-cell>
        </table:table-row>
        <table:table-row table:style-name="ro2">
          <table:table-cell office:value-type="string">
            <text:p><text:a xlink:href="http://www.geeksforgeeks.org/archives/6056">Split a Circular Linked List into two halve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5985">Reverse a Doubly Linked List</text:a></text:p>
          </table:table-cell>
          <table:table-cell office:value-type="string">
            <text:p>done</text:p>
          </table:table-cell>
          <table:table-cell office:value-type="string">
            <text:p>only function</text:p>
          </table:table-cell>
        </table:table-row>
        <table:table-row table:style-name="ro2">
          <table:table-cell office:value-type="string">
            <text:p><text:a xlink:href="http://www.geeksforgeeks.org/archives/5036">Remove duplicates from an unsorted linked list</text:a></text:p>
          </table:table-cell>
          <table:table-cell office:value-type="string">
            <text:p>done</text:p>
          </table:table-cell>
          <table:table-cell office:value-type="string">
            <text:p>not a program.. just sort the LL using merge sort and remove the duplicates...</text:p>
          </table:table-cell>
        </table:table-row>
        <table:table-row table:style-name="ro2">
          <table:table-cell office:value-type="string">
            <text:p><text:a xlink:href="http://www.geeksforgeeks.org/archives/5075">Remove duplicates from a sorted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3723">Write a recursive function to print reverse of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2405">Write a function to get the intersection point of two Linked Lists.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844">Given a linked list which is sorted, how will you insert in sorted way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289">Memory efficient doubly linked list</text:a></text:p>
          </table:table-cell>
          <table:table-cell office:value-type="string">
            <text:p>done</text:p>
          </table:table-cell>
          <table:table-cell office:value-type="string">
            <text:p>only link : <text:a xlink:href="http://www.linuxjournal.com/article/6828">XOR linked list</text:a></text:p>
          </table:table-cell>
        </table:table-row>
        <table:table-row table:style-name="ro2">
          <table:table-cell office:value-type="string">
            <text:p><text:a xlink:href="http://www.geeksforgeeks.org/archives/1155">Copy a linked list with next and arbit pointer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148">The Great Tree-List Recursion Problem.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072">Function to check if a singly linked list is palindrome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12">Write a C function to detect loop in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60">Write a function to reverse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76">Given only a pointer to a node to be deleted in a singly linked list, how do you delete it?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52">Write a function that counts the number of times a given int occurs in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32">Write a function to delete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24">Nth node from the end of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21">Write a C function to print the middle of a given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10">Given only a pointer to a node to be deleted in a singly linked list, how do you delete it?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88">Write a function to get Nth node in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3">
          <table:table-cell table:style-name="ce4" office:value-type="string">
            <text:p><text:a xlink:href="http://www.geeksforgeeks.org/sum-of-two-linked-lists/">Add two numbers represented by linked lists | Set 2</text:a></text:p>
          </table:table-cell>
          <table:table-cell office:value-type="string">
            <text:p>done</text:p>
          </table:table-cell>
          <table:table-cell/>
        </table:table-row>
        <table:table-row table:style-name="ro3">
          <table:table-cell table:style-name="ce4" office:value-type="string">
            <text:p><text:a xlink:href="http://www.geeksforgeeks.org/sort-a-linked-list-of-0s-1s-or-2s/">Sort a linked list of 0s, 1s and 2s</text:a></text:p>
          </table:table-cell>
          <table:table-cell table:style-name="ce6" office:value-type="string">
            <text:p>done</text:p>
          </table:table-cell>
          <table:table-cell office:value-type="string">
            <text:p>in the problems soln doc</text:p>
          </table:table-cell>
        </table:table-row>
        <table:table-row table:style-name="ro3">
          <table:table-cell table:style-name="ce5" office:value-type="string">
            <text:p><text:a xlink:href="http://www.geeksforgeeks.org/flatten-a-linked-list-with-next-and-child-pointers/">Flatten a multilevel linked list</text:a></text:p>
          </table:table-cell>
          <table:table-cell table:style-name="ce6" office:value-type="string">
            <text:p>done</text:p>
          </table:table-cell>
          <table:table-cell office:value-type="string">
            <text:p>in the problems soln doc</text:p>
          </table:table-cell>
        </table:table-row>
        <table:table-row table:style-name="ro2">
          <table:table-cell table:style-name="ce5" office:value-type="string">
            <text:p><text:a xlink:href="http://www.geeksforgeeks.org/skip-list/">Skip List | Set 1 (Introduction)</text:a></text:p>
          </table:table-cell>
          <table:table-cell table:number-columns-repeated="2"/>
        </table:table-row>
        <table:table-row table:style-name="ro2">
          <table:table-cell table:style-name="ce5" office:value-type="string">
            <text:p><text:a xlink:href="http://www.geeksforgeeks.org/quicksort-for-linked-list/">QuickSort on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table:style-name="ce5" office:value-type="string">
            <text:p><text:a xlink:href="http://www.geeksforgeeks.org/swap-kth-node-from-beginning-with-kth-node-from-end-in-a-linked-list/">Swap Kth node from beginning with Kth node from end in a Linked List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table:style-name="ce5" office:value-type="string">
            <text:p><text:a xlink:href="http://www.geeksforgeeks.org/design-a-stack-with-find-middle-operation/">Design a stack with operations on middle element</text:a></text:p>
          </table:table-cell>
          <table:table-cell table:style-name="ce7" office:value-type="string">
            <text:p>done</text:p>
          </table:table-cell>
          <table:table-cell table:style-name="ce7"/>
        </table:table-row>
        <table:table-row table:style-name="ro2">
          <table:table-cell table:style-name="ce5" office:value-type="string">
            <text:p><text:a xlink:href="http://www.geeksforgeeks.org/delete-n-nodes-after-m-nodes-of-a-linked-list/">Delete N nodes after M nodes of a linked list</text:a></text:p>
          </table:table-cell>
          <table:table-cell table:style-name="ce7" office:value-type="string">
            <text:p>done</text:p>
          </table:table-cell>
          <table:table-cell table:style-name="ce7"/>
        </table:table-row>
        <table:table-row table:style-name="ro2">
          <table:table-cell table:style-name="ce5" office:value-type="string">
            <text:p><text:a xlink:href="http://www.geeksforgeeks.org/quicksort-on-singly-linked-list/">QuickSort on Singly Linked List</text:a></text:p>
          </table:table-cell>
          <table:table-cell table:style-name="ce7" office:value-type="string">
            <text:p>done</text:p>
          </table:table-cell>
          <table:table-cell table:style-name="ce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0-23T13:57:12</meta:creation-date>
    <dc:date>2013-09-10T14:24:30</dc:date>
    <dc:creator>tejas </dc:creator>
    <meta:editing-duration>P3DT19H44M13S</meta:editing-duration>
    <meta:editing-cycles>74</meta:editing-cycles>
    <meta:generator>LibreOffice/3.5$Linux_x86 LibreOffice_project/350m1$Build-202</meta:generator>
    <meta:document-statistic meta:table-count="3" meta:cell-count="126" meta:object-count="0"/>
  </office:meta>
</office:document-meta>
</file>